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Mono" svg:font-family="AndaleMono" style:font-family-generic="roman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-Bold" svg:font-family="Verdana-Bold" style:font-family-generic="roman" style:font-pitch="variable"/>
    <style:font-face style:name="Verdana-Italic" svg:font-family="Verdana-Italic" style:font-family-generic="roman" style:font-pitch="variable"/>
    <style:font-face style:name="monospace" svg:font-family="monospace"/>
  </office:font-face-decls>
  <office:automatic-styles>
    <style:style style:name="P1" style:family="paragraph" style:parent-style-name="Text_20_body">
      <style:text-properties officeooo:rsid="00201d3d" officeooo:paragraph-rsid="00201d3d"/>
    </style:style>
    <style:style style:name="P2" style:family="paragraph" style:parent-style-name="Text_20_body">
      <style:text-properties officeooo:rsid="00203cd3" officeooo:paragraph-rsid="00203cd3"/>
    </style:style>
    <style:style style:name="P3" style:family="paragraph" style:parent-style-name="Standard">
      <style:text-properties officeooo:rsid="002653e1" officeooo:paragraph-rsid="002653e1"/>
    </style:style>
    <style:style style:name="P4" style:family="paragraph" style:parent-style-name="Text_20_body">
      <style:text-properties officeooo:rsid="002653e1" officeooo:paragraph-rsid="002653e1"/>
    </style:style>
    <style:style style:name="P5" style:family="paragraph" style:parent-style-name="Text_20_body">
      <style:text-properties officeooo:rsid="002653e1" officeooo:paragraph-rsid="00268a2a"/>
    </style:style>
    <style:style style:name="P6" style:family="paragraph" style:parent-style-name="Text_20_body">
      <style:text-properties officeooo:rsid="0026df65" officeooo:paragraph-rsid="0026df65"/>
    </style:style>
    <style:style style:name="P7" style:family="paragraph" style:parent-style-name="Standard">
      <style:paragraph-properties style:line-height-at-least="0.714cm"/>
      <style:text-properties fo:color="#d4d4d4" loext:opacity="100%" style:font-name="Consolas" fo:font-size="15pt" fo:font-weight="normal" fo:background-color="#1e1e1e"/>
    </style:style>
    <style:style style:name="P8" style:family="paragraph" style:parent-style-name="Standard">
      <style:text-properties fo:color="#d4d4d4" loext:opacity="100%" style:font-name="Consolas" fo:font-size="15pt" fo:font-weight="normal" officeooo:rsid="001ac041" officeooo:paragraph-rsid="001ac041" fo:background-color="#1e1e1e"/>
    </style:style>
    <style:style style:name="P9" style:family="paragraph" style:parent-style-name="Standard">
      <style:paragraph-properties style:line-height-at-least="0.714cm"/>
      <style:text-properties fo:color="#d4d4d4" loext:opacity="100%" fo:background-color="#1e1e1e"/>
    </style:style>
    <style:style style:name="P10" style:family="paragraph" style:parent-style-name="Text_20_body">
      <style:text-properties officeooo:rsid="001ac041" officeooo:paragraph-rsid="001ac041"/>
    </style:style>
    <style:style style:name="P11" style:family="paragraph" style:parent-style-name="Standard">
      <style:text-properties officeooo:rsid="001ac041" officeooo:paragraph-rsid="001c98db"/>
    </style:style>
    <style:style style:name="P12" style:family="paragraph" style:parent-style-name="Subtitle">
      <style:text-properties officeooo:rsid="0017ba9d" officeooo:paragraph-rsid="0017ba9d"/>
    </style:style>
    <style:style style:name="P13" style:family="paragraph" style:parent-style-name="Text_20_body">
      <style:text-properties officeooo:rsid="0017ba9d" officeooo:paragraph-rsid="0017ba9d"/>
    </style:style>
    <style:style style:name="P14" style:family="paragraph" style:parent-style-name="Title">
      <style:text-properties officeooo:rsid="0017ba9d" officeooo:paragraph-rsid="0017ba9d"/>
    </style:style>
    <style:style style:name="P15" style:family="paragraph" style:parent-style-name="Text_20_body">
      <style:text-properties fo:font-style="italic" style:font-style-asian="italic" style:font-style-complex="italic"/>
    </style:style>
    <style:style style:name="P16" style:family="paragraph" style:parent-style-name="Text_20_body">
      <style:text-properties fo:font-style="italic" officeooo:rsid="0026df65" officeooo:paragraph-rsid="0026df65" style:font-style-asian="italic" style:font-style-complex="italic"/>
    </style:style>
    <style:style style:name="P17" style:family="paragraph" style:parent-style-name="Text_20_body">
      <style:text-properties fo:font-style="italic" officeooo:paragraph-rsid="0027a40d" style:font-style-asian="italic" style:font-style-complex="italic"/>
    </style:style>
    <style:style style:name="P18" style:family="paragraph" style:parent-style-name="Text_20_body">
      <style:text-properties fo:font-style="normal" officeooo:rsid="0027a40d" officeooo:paragraph-rsid="0027a40d" style:font-style-asian="normal" style:font-style-complex="normal"/>
    </style:style>
    <style:style style:name="P19" style:family="paragraph" style:parent-style-name="Text_20_body">
      <style:text-properties fo:font-style="normal" style:text-underline-style="none" officeooo:rsid="0026df65" officeooo:paragraph-rsid="0026df65" style:font-style-asian="normal" style:font-style-complex="normal"/>
    </style:style>
    <style:style style:name="P20" style:family="paragraph" style:parent-style-name="Text_20_body">
      <style:text-properties officeooo:paragraph-rsid="0017ba9d"/>
    </style:style>
    <style:style style:name="P21" style:family="paragraph" style:parent-style-name="Text_20_body">
      <style:text-properties officeooo:paragraph-rsid="001e2146"/>
    </style:style>
    <style:style style:name="P22" style:family="paragraph" style:parent-style-name="Text_20_body">
      <style:text-properties officeooo:rsid="001e2146" officeooo:paragraph-rsid="001e2146"/>
    </style:style>
    <style:style style:name="P23" style:family="paragraph" style:parent-style-name="Text_20_body">
      <style:text-properties officeooo:rsid="002205f2" officeooo:paragraph-rsid="002205f2"/>
    </style:style>
    <style:style style:name="P24" style:family="paragraph" style:parent-style-name="Text_20_body">
      <style:text-properties officeooo:rsid="00247f30" officeooo:paragraph-rsid="00247f30"/>
    </style:style>
    <style:style style:name="P25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indent="0cm" style:auto-text-indent="false" style:page-number="auto" fo:background-color="transparent">
        <style:tab-stops>
          <style:tab-stop style:position="2.598cm"/>
        </style:tab-stops>
      </style:paragraph-properties>
      <style:text-properties officeooo:rsid="00247f30" officeooo:paragraph-rsid="00247f30"/>
    </style:style>
    <style:style style:name="P26" style:family="paragraph" style:parent-style-name="Text_20_body">
      <style:text-properties officeooo:paragraph-rsid="0025f88b"/>
    </style:style>
    <style:style style:name="P27" style:family="paragraph" style:parent-style-name="Text_20_body">
      <style:text-properties officeooo:paragraph-rsid="0026df65"/>
    </style:style>
    <style:style style:name="P28" style:family="paragraph" style:parent-style-name="Text_20_body">
      <style:text-properties officeooo:paragraph-rsid="0027a40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3">
      <style:text-properties officeooo:rsid="00201d3d" officeooo:paragraph-rsid="00201d3d"/>
    </style:style>
    <style:style style:name="P31" style:family="paragraph" style:parent-style-name="Heading_20_3">
      <style:text-properties officeooo:rsid="00203cd3" officeooo:paragraph-rsid="00203cd3"/>
    </style:style>
    <style:style style:name="P32" style:family="paragraph" style:parent-style-name="Heading_20_3">
      <style:text-properties officeooo:rsid="002653e1" officeooo:paragraph-rsid="002653e1"/>
    </style:style>
    <style:style style:name="P33" style:family="paragraph" style:parent-style-name="Heading_20_3">
      <style:text-properties officeooo:rsid="0026df65" officeooo:paragraph-rsid="0026df65"/>
    </style:style>
    <style:style style:name="P34" style:family="paragraph" style:parent-style-name="Heading_20_3">
      <style:text-properties officeooo:rsid="0027a40d" officeooo:paragraph-rsid="0027a40d"/>
    </style:style>
    <style:style style:name="P35" style:family="paragraph" style:parent-style-name="Standard">
      <style:text-properties fo:color="#000000" loext:opacity="100%" style:font-name="Verdana" fo:font-size="11pt" fo:font-style="normal" fo:font-weight="normal" style:font-size-asian="11pt" style:font-style-asian="normal" style:font-weight-asian="normal"/>
    </style:style>
    <style:style style:name="P36" style:family="paragraph" style:parent-style-name="Standard">
      <style:text-properties fo:color="#000000" loext:opacity="100%" style:font-name="Verdana" fo:font-size="11pt" fo:font-style="normal" fo:font-weight="normal" officeooo:rsid="001ac041" officeooo:paragraph-rsid="001ac041" style:font-size-asian="11pt" style:font-style-asian="normal" style:font-weight-asian="normal"/>
    </style:style>
    <style:style style:name="P37" style:family="paragraph" style:parent-style-name="Standard">
      <style:text-properties fo:color="#000000" loext:opacity="100%" style:font-name="Verdana" fo:font-size="11pt" fo:font-style="normal" fo:font-weight="normal" officeooo:rsid="002653e1" officeooo:paragraph-rsid="002653e1" style:font-size-asian="11pt" style:font-style-asian="normal" style:font-weight-asian="normal"/>
    </style:style>
    <style:style style:name="P38" style:family="paragraph" style:parent-style-name="Standard" style:list-style-name="L4"/>
    <style:style style:name="P39" style:family="paragraph" style:parent-style-name="Standard" style:list-style-name="L4">
      <style:text-properties officeooo:rsid="002653e1" officeooo:paragraph-rsid="002653e1"/>
    </style:style>
    <style:style style:name="P40" style:family="paragraph" style:parent-style-name="Text_20_body">
      <style:text-properties style:text-position="0% 100%" officeooo:rsid="00236760"/>
    </style:style>
    <style:style style:name="P41" style:family="paragraph" style:parent-style-name="Text_20_body" style:list-style-name="L1" style:master-page-name="">
      <loext:graphic-properties draw:fill="none"/>
      <style:paragraph-properties fo:margin-left="2.401cm" fo:margin-right="0cm" fo:margin-top="0cm" fo:margin-bottom="0.247cm" style:contextual-spacing="false" fo:line-height="115%" fo:text-indent="-0.6cm" style:auto-text-indent="false" style:page-number="auto" fo:background-color="transparent">
        <style:tab-stops>
          <style:tab-stop style:position="2.598cm"/>
        </style:tab-stops>
      </style:paragraph-properties>
      <style:text-properties officeooo:rsid="00247f30" officeooo:paragraph-rsid="00247f30"/>
    </style:style>
    <style:style style:name="P42" style:family="paragraph" style:parent-style-name="Text_20_body" style:list-style-name="L1">
      <loext:graphic-properties draw:fill="none"/>
      <style:paragraph-properties fo:margin-left="2.401cm" fo:margin-right="0cm" fo:margin-top="0cm" fo:margin-bottom="0.247cm" style:contextual-spacing="false" fo:line-height="115%" fo:text-indent="-0.6cm" style:auto-text-indent="false" fo:background-color="transparent">
        <style:tab-stops>
          <style:tab-stop style:position="2.598cm"/>
        </style:tab-stops>
      </style:paragraph-properties>
      <style:text-properties officeooo:rsid="00247f30" officeooo:paragraph-rsid="00247f30"/>
    </style:style>
    <style:style style:name="P43" style:family="paragraph" style:parent-style-name="Text_20_body" style:list-style-name="L2" style:master-page-name="">
      <loext:graphic-properties draw:fill="none"/>
      <style:paragraph-properties fo:margin-left="2.6cm" fo:margin-right="0cm" fo:margin-top="0cm" fo:margin-bottom="0.247cm" style:contextual-spacing="false" fo:line-height="115%" fo:text-indent="-0.6cm" style:auto-text-indent="false" style:page-number="auto" fo:background-color="transparent"/>
      <style:text-properties officeooo:rsid="00247f30" officeooo:paragraph-rsid="00247f30"/>
    </style:style>
    <style:style style:name="P44" style:family="paragraph" style:parent-style-name="Text_20_body" style:list-style-name="L2">
      <loext:graphic-properties draw:fill="none"/>
      <style:paragraph-properties fo:margin-left="2.6cm" fo:margin-right="0cm" fo:margin-top="0cm" fo:margin-bottom="0.247cm" style:contextual-spacing="false" fo:line-height="115%" fo:text-indent="-0.6cm" style:auto-text-indent="false" fo:background-color="transparent"/>
      <style:text-properties officeooo:rsid="00247f30" officeooo:paragraph-rsid="00247f30"/>
    </style:style>
    <style:style style:name="P45" style:family="paragraph" style:parent-style-name="Text_20_body" style:list-style-name="L3">
      <style:text-properties officeooo:paragraph-rsid="002653e1"/>
    </style:style>
    <style:style style:name="P46" style:family="paragraph" style:parent-style-name="Text_20_body" style:list-style-name="L3">
      <style:text-properties officeooo:rsid="0025f88b" officeooo:paragraph-rsid="0025f88b"/>
    </style:style>
    <style:style style:name="P47" style:family="paragraph" style:parent-style-name="Text_20_body" style:list-style-name="L3">
      <style:text-properties officeooo:rsid="0025f88b" officeooo:paragraph-rsid="002653e1"/>
    </style:style>
    <style:style style:name="P48" style:family="paragraph" style:parent-style-name="Text_20_body" style:list-style-name="L3" style:master-page-name="">
      <loext:graphic-properties draw:fill="none"/>
      <style:paragraph-properties fo:margin-left="2.401cm" fo:margin-right="0cm" fo:margin-top="0cm" fo:margin-bottom="0.247cm" style:contextual-spacing="false" fo:line-height="115%" fo:text-indent="-0.7cm" style:auto-text-indent="false" style:page-number="auto" fo:background-color="transparent"/>
      <style:text-properties officeooo:rsid="0025f88b" officeooo:paragraph-rsid="002653e1"/>
    </style:style>
    <style:style style:name="P49" style:family="paragraph" style:parent-style-name="Text_20_body" style:list-style-name="L3">
      <loext:graphic-properties draw:fill="none"/>
      <style:paragraph-properties fo:margin-left="2.401cm" fo:margin-right="0cm" fo:margin-top="0cm" fo:margin-bottom="0.247cm" style:contextual-spacing="false" fo:line-height="115%" fo:text-indent="-0.7cm" style:auto-text-indent="false" fo:background-color="transparent"/>
      <style:text-properties officeooo:rsid="0025f88b" officeooo:paragraph-rsid="002653e1"/>
    </style:style>
    <style:style style:name="P50" style:family="paragraph" style:parent-style-name="Text_20_body" style:list-style-name="L3" style:master-page-name="">
      <loext:graphic-properties draw:fill="none"/>
      <style:paragraph-properties fo:margin-left="2.401cm" fo:margin-right="0cm" fo:margin-top="0cm" fo:margin-bottom="0.247cm" style:contextual-spacing="false" fo:line-height="115%" fo:text-indent="-0.7cm" style:auto-text-indent="false" style:page-number="auto" fo:background-color="transparent"/>
      <style:text-properties officeooo:rsid="002653e1" officeooo:paragraph-rsid="002653e1"/>
    </style:style>
    <style:style style:name="P51" style:family="paragraph" style:parent-style-name="Text_20_body" style:list-style-name="L3">
      <loext:graphic-properties draw:fill="none"/>
      <style:paragraph-properties fo:margin-left="2.401cm" fo:margin-right="0cm" fo:margin-top="0cm" fo:margin-bottom="0.247cm" style:contextual-spacing="false" fo:line-height="115%" fo:text-indent="-0.7cm" style:auto-text-indent="false" fo:background-color="transparent"/>
      <style:text-properties officeooo:rsid="002653e1" officeooo:paragraph-rsid="002653e1"/>
    </style:style>
    <style:style style:name="P52" style:family="paragraph" style:parent-style-name="Text_20_body">
      <style:text-properties fo:font-style="normal" officeooo:rsid="0026df65" officeooo:paragraph-rsid="0026df65" style:font-style-asian="normal" style:font-style-complex="normal"/>
    </style:style>
    <style:style style:name="P53" style:family="paragraph" style:parent-style-name="Text_20_body" style:list-style-name="L5">
      <style:text-properties fo:font-style="normal" officeooo:rsid="0027a40d" officeooo:paragraph-rsid="0027a40d" style:font-style-asian="normal" style:font-style-complex="normal"/>
    </style:style>
    <style:style style:name="P54" style:family="paragraph" style:parent-style-name="Text_20_body" style:list-style-name="L5" style:master-page-name="">
      <loext:graphic-properties draw:fill="none"/>
      <style:paragraph-properties fo:margin-left="2.701cm" fo:margin-right="0cm" fo:margin-top="0cm" fo:margin-bottom="0.247cm" style:contextual-spacing="false" fo:line-height="115%" fo:text-indent="-0.6cm" style:auto-text-indent="false" style:page-number="auto" fo:background-color="transparent"/>
      <style:text-properties fo:font-style="normal" officeooo:rsid="0027a40d" officeooo:paragraph-rsid="0027a40d" style:font-style-asian="normal" style:font-style-complex="normal"/>
    </style:style>
    <style:style style:name="P55" style:family="paragraph" style:parent-style-name="Text_20_body" style:list-style-name="L5">
      <loext:graphic-properties draw:fill="none"/>
      <style:paragraph-properties fo:margin-left="2.701cm" fo:margin-right="0cm" fo:margin-top="0cm" fo:margin-bottom="0.247cm" style:contextual-spacing="false" fo:line-height="115%" fo:text-indent="-0.6cm" style:auto-text-indent="false" fo:background-color="transparent"/>
      <style:text-properties fo:font-style="normal" officeooo:rsid="0027a40d" officeooo:paragraph-rsid="0027a40d" style:font-style-asian="normal" style:font-style-complex="normal"/>
    </style:style>
    <style:style style:name="P56" style:family="paragraph" style:parent-style-name="Text_20_body" style:list-style-name="L6">
      <style:text-properties fo:font-style="normal" officeooo:rsid="0027a40d" officeooo:paragraph-rsid="0027a40d" style:font-style-asian="normal" style:font-style-complex="normal"/>
    </style:style>
    <style:style style:name="P57" style:family="paragraph" style:parent-style-name="Text_20_body">
      <style:text-properties officeooo:paragraph-rsid="00292f90"/>
    </style:style>
    <style:style style:name="P58" style:family="paragraph" style:parent-style-name="Text_20_body">
      <style:text-properties officeooo:rsid="00203cd3" officeooo:paragraph-rsid="00203cd3"/>
    </style:style>
    <style:style style:name="P59" style:family="paragraph" style:parent-style-name="Text_20_body">
      <style:text-properties fo:font-style="italic" officeooo:rsid="00203cd3" officeooo:paragraph-rsid="00203cd3" style:font-style-asian="italic" style:font-style-complex="italic"/>
    </style:style>
    <style:style style:name="T1" style:family="text">
      <style:text-properties fo:color="#000000" loext:opacity="100%" style:font-name="Verdana-Bold" fo:font-size="11pt" fo:font-style="normal" fo:font-weight="bold" style:font-size-asian="11pt" style:font-style-asian="normal" style:font-weight-asian="bold"/>
    </style:style>
    <style:style style:name="T2" style:family="text">
      <style:text-properties fo:color="#000000" loext:opacity="100%" style:font-name="Verdana" fo:font-size="11pt" fo:font-style="normal" fo:font-weight="normal" style:font-size-asian="11pt" style:font-style-asian="normal" style:font-weight-asian="normal"/>
    </style:style>
    <style:style style:name="T3" style:family="text">
      <style:text-properties fo:color="#000000" loext:opacity="100%" style:font-name="Verdana-Italic" fo:font-size="11pt" fo:font-style="italic" fo:font-weight="normal" style:font-size-asian="11pt" style:font-style-asian="italic" style:font-weight-asian="normal"/>
    </style:style>
    <style:style style:name="T4" style:family="text">
      <style:text-properties fo:color="#000000" loext:opacity="100%" style:font-name="Menlo-Regular" fo:font-size="11pt" fo:font-style="normal" fo:font-weight="normal" style:font-size-asian="11pt" style:font-style-asian="normal" style:font-weight-asian="normal"/>
    </style:style>
    <style:style style:name="T5" style:family="text">
      <style:text-properties fo:color="#000000" loext:opacity="100%" style:font-name="AndaleMono" fo:font-size="11pt" fo:font-style="normal" fo:font-weight="normal" style:font-size-asian="11pt" style:font-style-asian="normal" style:font-weight-asian="normal"/>
    </style:style>
    <style:style style:name="T6" style:family="text">
      <style:text-properties officeooo:rsid="001ac041"/>
    </style:style>
    <style:style style:name="T7" style:family="text">
      <style:text-properties fo:color="#808080" loext:opacity="100%"/>
    </style:style>
    <style:style style:name="T8" style:family="text">
      <style:text-properties fo:color="#808080" loext:opacity="100%" style:font-name="Consolas" fo:font-size="15pt" fo:font-weight="normal"/>
    </style:style>
    <style:style style:name="T9" style:family="text">
      <style:text-properties fo:color="#808080" loext:opacity="100%" officeooo:rsid="001ac041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Consolas" fo:font-size="15pt" fo:font-weight="normal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Consolas" fo:font-size="15pt" fo:font-weight="normal"/>
    </style:style>
    <style:style style:name="T14" style:family="text">
      <style:text-properties fo:color="#ce9178" loext:opacity="100%"/>
    </style:style>
    <style:style style:name="T15" style:family="text">
      <style:text-properties fo:color="#ce9178" loext:opacity="100%" style:font-name="Consolas" fo:font-size="15pt" fo:font-weight="normal"/>
    </style:style>
    <style:style style:name="T16" style:family="text">
      <style:text-properties style:font-name="Consolas" fo:font-size="15pt" fo:font-weight="normal"/>
    </style:style>
    <style:style style:name="T17" style:family="text">
      <style:text-properties style:font-name="Verdana-Bold"/>
    </style:style>
    <style:style style:name="T18" style:family="text">
      <style:text-properties officeooo:rsid="001e2146"/>
    </style:style>
    <style:style style:name="T19" style:family="text">
      <style:text-properties style:font-name="Verdana"/>
    </style:style>
    <style:style style:name="T20" style:family="text">
      <style:text-properties officeooo:rsid="002205f2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68a2a" style:font-style-asian="italic" style:font-style-complex="italic"/>
    </style:style>
    <style:style style:name="T23" style:family="text">
      <style:text-properties fo:font-style="italic" officeooo:rsid="00292f9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292f90" style:font-style-asian="normal" style:font-style-complex="normal"/>
    </style:style>
    <style:style style:name="T26" style:family="text">
      <style:text-properties officeooo:rsid="00236760"/>
    </style:style>
    <style:style style:name="T27" style:family="text">
      <style:text-properties style:text-position="sub 58%" officeooo:rsid="00236760"/>
    </style:style>
    <style:style style:name="T28" style:family="text">
      <style:text-properties style:text-position="super 58%" officeooo:rsid="00236760"/>
    </style:style>
    <style:style style:name="T29" style:family="text">
      <style:text-properties style:text-position="0% 100%" officeooo:rsid="00236760"/>
    </style:style>
    <style:style style:name="T30" style:family="text">
      <style:text-properties officeooo:rsid="00247f30"/>
    </style:style>
    <style:style style:name="T31" style:family="text">
      <style:text-properties officeooo:rsid="0025f88b"/>
    </style:style>
    <style:style style:name="T32" style:family="text">
      <style:text-properties officeooo:rsid="002653e1"/>
    </style:style>
    <style:style style:name="T33" style:family="text">
      <style:text-properties officeooo:rsid="0026df65"/>
    </style:style>
    <style:style style:name="T34" style:family="text">
      <style:text-properties officeooo:rsid="0027a40d"/>
    </style:style>
    <style:style style:name="T35" style:family="text">
      <style:text-properties officeooo:rsid="00286d4b"/>
    </style:style>
    <style:style style:name="T36" style:family="text">
      <style:text-properties officeooo:rsid="00292f9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ista de códigos HTML 5</text:p>
      <text:p text:style-name="P12">Indíce</text:p>
      <text:p text:style-name="P13"><text:a xlink:type="simple" xlink:href="../Lista%20de%20códios%20HTML.odt#1.Estrutura%20básica%20de%20um%20documento%20HTML%7Coutline" office:target-frame-name="_self" xlink:show="replace" text:style-name="Internet_20_link" text:visited-style-name="Visited_20_Internet_20_Link">01 – Estrutura básica de um documento HTML</text:a></text:p>
      <text:p text:style-name="P13"><text:a xlink:type="simple" xlink:href="../Lista%20de%20códios%20HTML.odt#2.Primeiros%20passos%7Coutline" office:target-frame-name="_self" xlink:show="replace" text:style-name="Internet_20_link" text:visited-style-name="Visited_20_Internet_20_Link">02 – Primeiros passos</text:a></text:p>
      <text:p text:style-name="P13"><text:a xlink:type="simple" xlink:href="../Lista%20de%20códios%20HTML.odt#3.Caracteres,%20parágrafos%20e%20quebras%20de%20linha%7Coutline" office:target-frame-name="_self" xlink:show="replace" text:style-name="Internet_20_link" text:visited-style-name="Visited_20_Internet_20_Link">03 – Caracteres, parágrafos e quebras de linha</text:a></text:p>
      <text:p text:style-name="P13"><text:a xlink:type="simple" xlink:href="../Lista%20de%20códios%20HTML.odt#4.Imagens%20e%20Favicon%7Coutline" office:target-frame-name="_self" xlink:show="replace" text:style-name="Internet_20_link" text:visited-style-name="Visited_20_Internet_20_Link">04 – Imagens e Favicon</text:a></text:p>
      <text:p text:style-name="P13"><text:a xlink:type="simple" xlink:href="../Lista%20de%20códios%20HTML.odt#5.Hierarquia%20de%20títulos%7Coutline" office:target-frame-name="_self" xlink:show="replace" text:style-name="Internet_20_link" text:visited-style-name="Visited_20_Internet_20_Link">05 – Hierarquia de títulos </text:a></text:p>
      <text:p text:style-name="P13"><text:a xlink:type="simple" xlink:href="../Lista%20de%20códios%20HTML.odt#6.Formatação%20de%20Textos%20%7Coutline" office:target-frame-name="_self" xlink:show="replace" text:style-name="Internet_20_link" text:visited-style-name="Visited_20_Internet_20_Link">06 – Formatação de Textos </text:a></text:p>
      <text:p text:style-name="P13"><text:a xlink:type="simple" xlink:href="../Lista%20de%20códios%20HTML.odt#7.Listas%20HTML%7Coutline" office:target-frame-name="_self" xlink:show="replace" text:style-name="Internet_20_link" text:visited-style-name="Visited_20_Internet_20_Link">07 – Listas HTML </text:a></text:p>
      <text:p text:style-name="P13"><text:a xlink:type="simple" xlink:href="../Lista%20de%20códios%20HTML.odt#8.Ligações%20em%20toda%20parte%7Coutline" office:target-frame-name="_self" xlink:show="replace" text:style-name="Internet_20_link" text:visited-style-name="Visited_20_Internet_20_Link">08 – Ligações em toda parte </text:a></text:p>
      <text:p text:style-name="P13"><text:a xlink:type="simple" xlink:href="../Lista%20de%20códios%20HTML.odt#9.Imagens%20dinâmicas,%20áudios%20e%20vídeos%7Coutline" office:target-frame-name="_self" xlink:show="replace" text:style-name="Internet_20_link" text:visited-style-name="Visited_20_Internet_20_Link">09 – Imagens dinâmicas, áudios e vídeos </text:a></text:p>
      <text:p text:style-name="P13"/>
      <text:p text:style-name="P13"/>
      <text:p text:style-name="P20"/>
      <text:h text:style-name="P29" text:outline-level="1">Estrutura básica de um documento HTML</text:h>
      <text:p text:style-name="P10">Código:</text:p>
      <text:p text:style-name="P8"><text:span text:style-name="T7">1 &lt;!</text:span><text:span text:style-name="T10">DOCTYPE</text:span> <text:span text:style-name="T12">html</text:span><text:span text:style-name="T7">&gt;</text:span></text:p>
      <text:p text:style-name="P7"><text:span text:style-name="T9">2 </text:span><text:span text:style-name="T7">&lt;</text:span><text:span text:style-name="T10">html</text:span> <text:span text:style-name="T12">lang</text:span>=<text:span text:style-name="T14">"en"</text:span><text:span text:style-name="T7">&gt;</text:span></text:p>
      <text:p text:style-name="P7"><text:span text:style-name="T9">3 </text:span><text:span text:style-name="T7">&lt;</text:span><text:span text:style-name="T10">head</text:span><text:span text:style-name="T7">&gt;</text:span></text:p>
      <text:p text:style-name="P9"><text:span text:style-name="T6">4 </text:span>    <text:span text:style-name="T8">&lt;</text:span><text:span text:style-name="T11">meta</text:span><text:span text:style-name="T16"> </text:span><text:span text:style-name="T13">charset</text:span><text:span text:style-name="T16">=</text:span><text:span text:style-name="T15">"UTF-8"</text:span><text:span text:style-name="T8">&gt;</text:span></text:p>
      <text:p text:style-name="P9"><text:span text:style-name="T6"><text:s/></text:span>    <text:span text:style-name="T8">&lt;</text:span><text:span text:style-name="T11">meta</text:span><text:span text:style-name="T16"> </text:span><text:span text:style-name="T13">http-equiv</text:span><text:span text:style-name="T16">=</text:span><text:span text:style-name="T15">"X-UA-Compatible"</text:span><text:span text:style-name="T16"> </text:span><text:span text:style-name="T13">content</text:span><text:span text:style-name="T16">=</text:span><text:span text:style-name="T15">"IE=edge"</text:span><text:span text:style-name="T8">&gt;</text:span></text:p>
      <text:p text:style-name="P9"><text:span text:style-name="T6">5 </text:span>    <text:span text:style-name="T8">&lt;</text:span><text:span text:style-name="T11">meta</text:span><text:span text:style-name="T16"> </text:span><text:span text:style-name="T13">name</text:span><text:span text:style-name="T16">=</text:span><text:span text:style-name="T15">"viewport"</text:span><text:span text:style-name="T16"> </text:span><text:span text:style-name="T13">content</text:span><text:span text:style-name="T16">=</text:span><text:span text:style-name="T15">"width=device-width, initial-scale=1.0"</text:span><text:span text:style-name="T8">&gt;</text:span></text:p>
      <text:p text:style-name="P9"><text:span text:style-name="T6">6 </text:span>    <text:span text:style-name="T8">&lt;</text:span><text:span text:style-name="T11">title</text:span><text:span text:style-name="T8">&gt;</text:span><text:span text:style-name="T16">Document</text:span><text:span text:style-name="T8">&lt;/</text:span><text:span text:style-name="T11">title</text:span><text:span text:style-name="T8">&gt;</text:span></text:p>
      <text:p text:style-name="P7"><text:span text:style-name="T9">7 </text:span><text:span text:style-name="T7">&lt;/</text:span><text:span text:style-name="T10">head</text:span><text:span text:style-name="T7">&gt;</text:span></text:p>
      <text:p text:style-name="P7"><text:span text:style-name="T9">8 </text:span><text:span text:style-name="T7">&lt;</text:span><text:span text:style-name="T10">body</text:span><text:span text:style-name="T7">&gt;</text:span></text:p>
      <text:p text:style-name="P9"> <text:span text:style-name="T6">9</text:span>   </text:p>
      <text:p text:style-name="P7"><text:span text:style-name="T9">10 </text:span><text:span text:style-name="T7">&lt;/</text:span><text:span text:style-name="T10">body</text:span><text:span text:style-name="T7">&gt;</text:span></text:p>
      <text:p text:style-name="P7"><text:span text:style-name="T9">11 </text:span><text:span text:style-name="T7">&lt;/</text:span><text:span text:style-name="T10">html</text:span><text:span text:style-name="T7">&gt;</text:span></text:p>
      <text:p text:style-name="P10"/>
      <text:p text:style-name="P11"><text:span text:style-name="T2">•</text:span><text:span text:style-name="T17"> </text:span><text:span text:style-name="T1">Linha 1</text:span><text:span text:style-name="T2">: Indica que o documento atual será escrito na versão mais atualizada da</text:span></text:p>
      <text:p text:style-name="P35">linguagem (no caso, HTML5)</text:p>
      <text:p text:style-name="Standard"><text:span text:style-name="T2">• </text:span><text:span text:style-name="T1">Linhas 2 e 11</text:span><text:span text:style-name="T2">: Delimitam o documento HTML, que é sempre dividido em duas</text:span></text:p>
      <text:p text:style-name="P35">partes: a cabeça e o corpo. Na linha 2, também estamos indicando que o conteúdo</text:p>
      <text:p text:style-name="P35">desse site será no idioma Português do Brasil.</text:p>
      <text:p text:style-name="Standard"><text:span text:style-name="T2">• </text:span><text:span text:style-name="T1">Linhas 3 e 7</text:span><text:span text:style-name="T2">: Delimitam a </text:span><text:span text:style-name="T1">cabeça </text:span><text:span text:style-name="T2">da página, local onde são realizadas algumas</text:span></text:p>
      <text:p text:style-name="P35">configurações iniciais como formatos, estilos, ícone de favoritos, etc.</text:p>
      <text:p text:style-name="Standard"><text:span text:style-name="T2">• </text:span><text:span text:style-name="T1">Linha 4</text:span><text:span text:style-name="T2">: adiciona ao documento atual o suporte a caracteres acentuados.</text:span></text:p>
      <text:p text:style-name="P35">Remover essa linha pode causar erros de renderização de algumas letras na tela.</text:p>
      <text:p text:style-name="Standard"><text:span text:style-name="T2">• </text:span><text:span text:style-name="T1">Linha 5</text:span><text:span text:style-name="T2">: Indica que o conteúdo aparecerá, por padrão, ocupando todo o espaço</text:span></text:p>
      <text:p text:style-name="P35">disponível da tela e com uma escala de 1:1.</text:p>
      <text:p text:style-name="Standard"><text:span text:style-name="T2">• </text:span><text:span text:style-name="T1">Linha 6</text:span><text:span text:style-name="T2">: Configura o título da página, que aparecerá como identificação da aba do</text:span></text:p>
      <text:p text:style-name="Standard"><text:span text:style-name="T2">navegador, ao lado do </text:span><text:span text:style-name="T3">favicon</text:span><text:span text:style-name="T2">.</text:span></text:p>
      <text:p text:style-name="Standard"><text:span text:style-name="T2">• </text:span><text:span text:style-name="T1">Linhas 8 e 10</text:span><text:span text:style-name="T2">: Delimitam o </text:span><text:span text:style-name="T1">corpo da página</text:span><text:span text:style-name="T2">, a maior porção do site, que vai</text:span></text:p>
      <text:p text:style-name="P36">aparecer na tela. É aqui onde colocaremos todo o nosso conteúdo.</text:p>
      <text:h text:style-name="Heading_20_1" text:outline-level="1">Primeiros passos</text:h>
      <text:p text:style-name="P15">&lt;!DOCTYPE html&gt;</text:p>
      <text:p text:style-name="P15">&lt;html lang="br"&gt;</text:p>
      <text:p text:style-name="P15">&lt;head&gt;</text:p>
      <text:p text:style-name="P15"><text:s text:c="4"/>&lt;meta charset="UTF-8"&gt;</text:p>
      <text:p text:style-name="P15"><text:s text:c="4"/>&lt;meta http-equiv="X-UA-Compatible" content="IE=edge"&gt;</text:p>
      <text:p text:style-name="P15"><text:s text:c="4"/>&lt;meta name="viewport" content="width=device-width, initial-scale=1.0"&gt;</text:p>
      <text:p text:style-name="P15"><text:soft-page-break/><text:s text:c="4"/>&lt;title&gt;Porquinha&lt;/title&gt;</text:p>
      <text:p text:style-name="P15">&lt;/head&gt;</text:p>
      <text:p text:style-name="P15">&lt;body&gt;</text:p>
      <text:p text:style-name="P15"><text:s text:c="4"/>&lt;h1&gt;Gláucia Maria&lt;/h1&gt;</text:p>
      <text:p text:style-name="P15"><text:s text:c="4"/>&lt;hr&gt;</text:p>
      <text:p text:style-name="P15"><text:s text:c="4"/>&lt;p&gt;Tu já tomou banho hoje?&lt;/p&gt;</text:p>
      <text:p text:style-name="P15">&lt;/body&gt;</text:p>
      <text:p text:style-name="P15">&lt;/html&gt;</text:p>
      <text:p text:style-name="Text_20_body"/>
      <text:p text:style-name="P21">&lt;h1&gt; - <text:span text:style-name="T18">Títúlo 1. Caso tenham outros títulos subsequentes segue a sequência: &lt;h2&gt;, &lt;h3&gt;….&lt;h6&gt;.</text:span></text:p>
      <text:p text:style-name="P22">&lt;hr&gt; linha no texto</text:p>
      <text:p text:style-name="P57">&lt;<text:span text:style-name="T36">style&gt;</text:span> - <text:span text:style-name="T36">em seguida valor </text:span></text:p>
      <text:p text:style-name="P57"><text:span text:style-name="T23">body { </text:span></text:p>
      <text:p text:style-name="P57"><text:span text:style-name="T23">background-color: RGB</text:span></text:p>
      <text:p text:style-name="P57"><text:span text:style-name="T23">} </text:span></text:p>
      <text:p text:style-name="P57"><text:span text:style-name="T23">&lt;/style&gt; </text:span><text:span text:style-name="T25"><text:s/></text:span></text:p>
      <text:p text:style-name="P57"><text:span text:style-name="T25">para escolher a cor</text:span></text:p>
      <text:h text:style-name="Heading_20_1" text:outline-level="1">Caracteres, parágrafos e quebras de linha</text:h>
      <text:p text:style-name="Text_20_body">&lt;<text:span text:style-name="T18">p&gt; abre o parágrafos</text:span></text:p>
      <text:p text:style-name="Text_20_body">&lt;<text:span text:style-name="T18">br&gt; quebra de linha (break row)</text:span></text:p>
      <text:p text:style-name="P22">&amp;lt – sinal “menor que” - &lt; (less than)</text:p>
      <text:p text:style-name="P22">&amp;gt – sinal “maior que” - &gt; (greater than)</text:p>
      <text:p text:style-name="P22"/>
      <text:h text:style-name="P30" text:outline-level="3">Emojis</text:h>
      <text:p text:style-name="P1">Pesquisar emojis em emojipedia.org</text:p>
      <text:p text:style-name="P1">Inserir código no parágrafo.</text:p>
      <text:p text:style-name="P1">Obs: <text:span text:style-name="T19"><text:s/></text:span><text:span text:style-name="T2">substituir o </text:span><text:span text:style-name="T1">U+ </text:span><text:span text:style-name="T2">por </text:span><text:span text:style-name="T1">&amp;#x </text:span><text:span text:style-name="T2">(com a letra x minúscula)</text:span></text:p>
      <text:p text:style-name="P22"/>
      <text:h text:style-name="Heading_20_1" text:outline-level="1"><text:soft-page-break/>Imagens e Favicon</text:h>
      <text:h text:style-name="Heading_20_3" text:outline-level="3">Carregando Imagens:</text:h>
      <text:p text:style-name="P2">&lt;img src=“pasta/arquivo.png” alt=“texto alternativo”&gt;</text:p>
      <text:p text:style-name="P2">Também pode carregar através de link substituindo no código acima. </text:p>
      <text:p text:style-name="P59">&lt;picture&gt;</text:p>
      <text:p text:style-name="P59"><text:s text:c="8"/>&lt;source media="(max-width: 750px)" srcset="imagens/imagem-pequena.png" type="image/png"&gt;</text:p>
      <text:p text:style-name="P59"><text:s text:c="8"/>&lt;source media="(max-width: 1050px)" srcset="imagens/imagem-media.png" type="image/png"&gt;</text:p>
      <text:p text:style-name="P59"><text:s text:c="8"/>&lt;img src="imagens/imagem-grande.png" alt="Imagem Flexível"&gt;</text:p>
      <text:p text:style-name="P59"><text:s text:c="4"/>&lt;/picture&gt;</text:p>
      <text:p text:style-name="P13"/>
      <text:h text:style-name="P31" text:outline-level="3">Carregando Favicon:</text:h>
      <text:p text:style-name="P2">Logo acima do título da página na cabeça do código inserir o código:</text:p>
      <text:p text:style-name="P2">&lt;link rel=“shortcut icon” href=”favicon.ico” type=”image/x-icon”&gt;</text:p>
      <text:h text:style-name="Heading_20_1" text:outline-level="1">Hierarquia de títulos</text:h>
      <text:p text:style-name="Text_20_body">&lt;<text:span text:style-name="T20">h1&gt; Para título principal, &lt;h2&gt; título secundário, &lt;h3&gt;, &lt;h4&gt;…&lt;h6&gt;. </text:span></text:p>
      <text:p text:style-name="P23">Digita <text:span text:style-name="T21">lore </text:span><text:span text:style-name="T24">para gerar um título fictício</text:span></text:p>
      <text:h text:style-name="Heading_20_1" text:outline-level="1">Formatação de Textos </text:h>
      <text:p text:style-name="Text_20_body">&lt;<text:span text:style-name="T20">u&gt; - Sublinhado </text:span></text:p>
      <text:p text:style-name="Text_20_body">&lt;<text:span text:style-name="T20">address&gt; - endereço</text:span></text:p>
      <text:p text:style-name="Text_20_body">&lt;<text:span text:style-name="T20">strong&gt; - negrito/ destaque/ força</text:span></text:p>
      <text:p text:style-name="Text_20_body">&lt;<text:span text:style-name="T20">em&gt; - itálico/ ênfase</text:span></text:p>
      <text:p text:style-name="Text_20_body">&lt;<text:span text:style-name="T20">mark&gt; - Marca texto</text:span></text:p>
      <text:p text:style-name="Text_20_body">&lt;<text:span text:style-name="T20">small&gt; - texto menor. Pode ser usado mais de uma vez.</text:span></text:p>
      <text:p text:style-name="Text_20_body">&lt;<text:span text:style-name="T20">strike&gt; - texto riscado</text:span></text:p>
      <text:p text:style-name="Text_20_body">&lt;<text:span text:style-name="T20">ins&gt; - texto inserido, substitui a tag &lt;u&gt;</text:span></text:p>
      <text:p text:style-name="Text_20_body">&lt;<text:span text:style-name="T26">sub&gt; - texto embaixo – H</text:span><text:span text:style-name="T27">2</text:span><text:span text:style-name="T26">O</text:span></text:p>
      <text:p text:style-name="Text_20_body">&lt;<text:span text:style-name="T26">sup&gt; - texto em cima x</text:span><text:span text:style-name="T28">10</text:span><text:span text:style-name="T29">= 10</text:span></text:p>
      <text:p text:style-name="P40">&lt;code&gt; - textos em código</text:p>
      <text:p text:style-name="P40"><text:soft-page-break/>&lt;q&gt; - Citação / quote</text:p>
      <text:p text:style-name="P40">&lt;blockquote&gt; <text:s/>- Citação longa com recuo</text:p>
      <text:p text:style-name="P40"><text:tab/>cite – coloca a referência da citação</text:p>
      <text:p text:style-name="P40">&lt;abbr&gt; - abreviações</text:p>
      <text:h text:style-name="Heading_20_1" text:outline-level="1">Listas HTML</text:h>
      <text:p text:style-name="Text_20_body">&lt;<text:span text:style-name="T26">ol&gt; - Listas ordenadas</text:span></text:p>
      <text:p text:style-name="P24"><text:tab/>atributos – type: </text:p>
      <text:list xml:id="list2010144055" text:style-name="L1">
        <text:list-item>
          <text:p text:style-name="P41">1 (padrão números); </text:p>
        </text:list-item>
        <text:list-item>
          <text:p text:style-name="P42">A (alfabético maiúsculo); </text:p>
        </text:list-item>
        <text:list-item>
          <text:p text:style-name="P42">a (alfabeto minúscula); </text:p>
        </text:list-item>
        <text:list-item>
          <text:p text:style-name="P42">I (algarismos romanos maiúscula); </text:p>
        </text:list-item>
        <text:list-item>
          <text:p text:style-name="P42">i (algarismo romanos minúsculo)</text:p>
        </text:list-item>
      </text:list>
      <text:p text:style-name="P25">start - Por exemplo, a tag &lt;ol type=“I” start = “5”&gt; vai gerar itens numerados como V, VI, VII, VIII, IX,</text:p>
      <text:p text:style-name="Text_20_body">&lt;<text:span text:style-name="T26">li&gt; - Cada item da lista</text:span></text:p>
      <text:p text:style-name="Text_20_body">&lt;<text:span text:style-name="T26">ul&gt; - </text:span><text:span text:style-name="T30">Listas não ordenadas</text:span></text:p>
      <text:p text:style-name="Text_20_body"><text:tab/><text:span text:style-name="T30">Atributos:</text:span></text:p>
      <text:list xml:id="list96458344" text:style-name="L2">
        <text:list-item>
          <text:p text:style-name="P43">disc – padrão</text:p>
        </text:list-item>
        <text:list-item>
          <text:p text:style-name="P44">circle – circulo sem preenchimento</text:p>
        </text:list-item>
        <text:list-item>
          <text:p text:style-name="P44">square – quadrado pintado</text:p>
        </text:list-item>
      </text:list>
      <text:p text:style-name="P24">&lt;dl&gt; - lista de definições – usado em dicionários – para explicar algo</text:p>
      <text:p text:style-name="P24">&lt;dt&gt; - Termo de definição – o que vai ser explicado</text:p>
      <text:p text:style-name="P24">&lt;dd&gt; - Descrição da definição – a explicação ou definição</text:p>
      <text:p text:style-name="P24"/>
      <text:h text:style-name="Heading_20_1" text:outline-level="1">Ligações em toda parte</text:h>
      <text:p text:style-name="Text_20_body">&lt;<text:span text:style-name="T31">a&gt; - abrir link e colocar o texto</text:span></text:p>
      <text:p text:style-name="P26"><text:tab/><text:span text:style-name="T31">atributo:</text:span></text:p>
      <text:list xml:id="list3856452023" text:style-name="L3">
        <text:list-item>
          <text:p text:style-name="P46">href: onde coloca o link</text:p>
        </text:list-item>
        <text:list-item>
          <text:p text:style-name="P46">hreflang: língua do site </text:p>
        </text:list-item>
        <text:list-item>
          <text:p text:style-name="P47">target: local onde o link vai ser aberto, <text:span text:style-name="T32">valores</text:span>: </text:p>
        </text:list-item>
        <text:list-item>
          <text:p text:style-name="P48">_blank (nova janela); </text:p>
        </text:list-item>
        <text:list-item>
          <text:p text:style-name="P49"><text:soft-page-break/>_self (mesma janela); </text:p>
        </text:list-item>
        <text:list-item>
          <text:p text:style-name="P49">_top (desfaz frames e abre no navegador completo);</text:p>
        </text:list-item>
        <text:list-item>
          <text:p text:style-name="P49"><text:s/>_parent <text:a xlink:type="simple" xlink:href="../Apostilas/10%20-%20Ligações%20em%20toda%20parte.pdf#Página%204" office:target-frame-name="_self" xlink:show="replace" text:style-name="Internet_20_link" text:visited-style-name="Visited_20_Internet_20_Link">(?)</text:a></text:p>
        </text:list-item>
        <text:list-item>
          <text:p text:style-name="P45"><text:span text:style-name="T31">rel: de quem é o link, </text:span><text:span text:style-name="T32">valores: </text:span></text:p>
        </text:list-item>
        <text:list-item>
          <text:p text:style-name="P50">next – página seguinte do mesmo documento</text:p>
        </text:list-item>
        <text:list-item>
          <text:p text:style-name="P51">prev – página anterior do mesmo documento</text:p>
        </text:list-item>
        <text:list-item>
          <text:p text:style-name="P51">author – link site artigo do autor atual</text:p>
        </text:list-item>
        <text:list-item>
          <text:p text:style-name="P51">external – link de outro site</text:p>
        </text:list-item>
      </text:list>
      <text:h text:style-name="P32" text:outline-level="3">Dowloads</text:h>
      <text:p text:style-name="P4">Abrir link, colocar referência no <text:span text:style-name="T21">href </text:span><text:span text:style-name="T24">e inserir o atributo </text:span><text:span text:style-name="T21">download</text:span><text:span text:style-name="T24"> seguido do atributo </text:span><text:span text:style-name="T21">type</text:span></text:p>
      <text:p text:style-name="P5"><text:span text:style-name="T21">&lt;a href=“pasta/nome.do.arquivo.pdf” dowload=“</text:span><text:span text:style-name="T22">nome.do.arquivo.pdf” type=</text:span><text:span text:style-name="T21">“</text:span><text:span text:style-name="T22">aplication/pdf”&gt;<text:line-break/>Texto que irá aparecer na página<text:line-break/>&lt;/a&gt;</text:span></text:p>
      <text:p text:style-name="P3"><text:span text:style-name="T19"><text:s/></text:span><text:span text:style-name="T2">Aqui vão alguns </text:span><text:span text:style-name="T3">media types </text:span><text:span text:style-name="T2">bem usados no nosso dia-a-dia:</text:span></text:p>
      <text:p text:style-name="P37"/>
      <text:list xml:id="list2619663123" text:style-name="L4">
        <text:list-item>
          <text:p text:style-name="P38"><text:span text:style-name="T4">‣ </text:span><text:span text:style-name="T5">application/zip</text:span></text:p>
        </text:list-item>
        <text:list-item>
          <text:p text:style-name="P38"><text:span text:style-name="T4">‣ </text:span><text:span text:style-name="T5">text/html</text:span></text:p>
        </text:list-item>
        <text:list-item>
          <text:p text:style-name="P38"><text:span text:style-name="T4">‣ </text:span><text:span text:style-name="T5">text/css</text:span></text:p>
        </text:list-item>
        <text:list-item>
          <text:p text:style-name="P38"><text:span text:style-name="T4">‣ </text:span><text:span text:style-name="T5">text/javascript</text:span></text:p>
        </text:list-item>
        <text:list-item>
          <text:p text:style-name="P38"><text:span text:style-name="T4">‣ </text:span><text:span text:style-name="T5">video/mp4</text:span></text:p>
        </text:list-item>
        <text:list-item>
          <text:p text:style-name="P38"><text:span text:style-name="T4">‣ </text:span><text:span text:style-name="T5">video/H264</text:span></text:p>
        </text:list-item>
        <text:list-item>
          <text:p text:style-name="P38"><text:span text:style-name="T4">‣ </text:span><text:span text:style-name="T5">video/JPEG</text:span></text:p>
        </text:list-item>
        <text:list-item>
          <text:p text:style-name="P38"><text:span text:style-name="T4">‣ </text:span><text:span text:style-name="T5">audio/aac</text:span></text:p>
        </text:list-item>
        <text:list-item>
          <text:p text:style-name="P38"><text:span text:style-name="T4">‣ </text:span><text:span text:style-name="T5">audio/mpeg</text:span></text:p>
        </text:list-item>
        <text:list-item>
          <text:p text:style-name="P38"><text:span text:style-name="T4">‣ </text:span><text:span text:style-name="T5">font/ttf</text:span></text:p>
        </text:list-item>
        <text:list-item>
          <text:p text:style-name="P38"><text:span text:style-name="T4">‣ </text:span><text:span text:style-name="T5">image/jpeg</text:span></text:p>
        </text:list-item>
        <text:list-item>
          <text:p text:style-name="P39"><text:span text:style-name="T4">‣ </text:span><text:span text:style-name="T5">image/png</text:span></text:p>
        </text:list-item>
      </text:list>
      <text:p text:style-name="Text_20_body"/>
      <text:h text:style-name="Heading_20_1" text:outline-level="1">Imagens dinâmicas, áudios e vídeos</text:h>
      <text:h text:style-name="P33" text:outline-level="3">Imagens</text:h>
      <text:p text:style-name="Text_20_body">&lt;<text:span text:style-name="T33">picture&gt; - Inserir campo para colocar imagem dinâmica</text:span></text:p>
      <text:p text:style-name="P6">&lt;img&gt; - tag para imagem, seguido do <text:span text:style-name="T21">src</text:span><text:span text:style-name="T24"> com o nome do arquivo e </text:span><text:span text:style-name="T21">alt </text:span><text:span text:style-name="T24">com o texto alternativo</text:span></text:p>
      <text:p text:style-name="P52">&lt;source&gt; - tamanhos da imagem, no código</text:p>
      <text:p text:style-name="P16">&lt;source media =<text:span text:style-name="T32">“</text:span>(max-width: tamanho em px)” srcset=<text:span text:style-name="T32">“</text:span>nome-do-arquivo.png” type=<text:span text:style-name="T32">“</text:span>image/png”</text:p>
      <text:p text:style-name="P19">O código se repete para o tamanho subsequentes de imagem.</text:p>
      <text:p text:style-name="Text_20_body"/>
      <text:h text:style-name="P33" text:outline-level="3"><text:soft-page-break/>Áudios</text:h>
      <text:p text:style-name="P27">&lt;<text:span text:style-name="T33">audio&gt; - inserir áudio</text:span></text:p>
      <text:p text:style-name="P17">&lt;<text:span text:style-name="T34">audio preload=</text:span><text:span text:style-name="T32">“</text:span><text:span text:style-name="T34">metadata” controls autoplay loop&gt;</text:span></text:p>
      <text:p text:style-name="P18">Atributos: </text:p>
      <text:list xml:id="list3663966444" text:style-name="L5">
        <text:list-item>
          <text:p text:style-name="P53">preload: como o arquivo será carregado</text:p>
        </text:list-item>
        <text:list-item>
          <text:p text:style-name="P54">metadata – carrega informações do arquivo</text:p>
        </text:list-item>
        <text:list-item>
          <text:p text:style-name="P55">none – não carrega nada</text:p>
        </text:list-item>
        <text:list-item>
          <text:p text:style-name="P55">auto – carrega todo arquivo junto com a página (padrão)</text:p>
        </text:list-item>
        <text:list-item>
          <text:p text:style-name="P53">controls – exibe painel de controle com play, volume, etc.</text:p>
        </text:list-item>
        <text:list-item>
          <text:p text:style-name="P53">autoplay – o áudio inicia assim que a página for carregada</text:p>
        </text:list-item>
        <text:list-item>
          <text:p text:style-name="P53">loop – toca em looping</text:p>
        </text:list-item>
      </text:list>
      <text:p text:style-name="P18"/>
      <text:p text:style-name="P18"/>
      <text:p text:style-name="P27">&lt;<text:span text:style-name="T33">source&gt; - formatos dos áudios</text:span></text:p>
      <text:p text:style-name="P27"/>
      <text:h text:style-name="P34" text:outline-level="3">Vídeos</text:h>
      <text:p text:style-name="P28">&lt;<text:span text:style-name="T34">video&gt; - para inserir vídeos</text:span></text:p>
      <text:p text:style-name="P17">&lt;<text:span text:style-name="T34">video width=</text:span><text:span text:style-name="T32">“</text:span><text:span text:style-name="T34">tamanho” poster=</text:span><text:span text:style-name="T32">“</text:span><text:span text:style-name="T34">poster” controls autoplay&gt;</text:span></text:p>
      <text:p text:style-name="P18">Atributos:</text:p>
      <text:list xml:id="list284338586" text:style-name="L6">
        <text:list-item>
          <text:p text:style-name="P56">width – tamanho do vídeo carregado na tela</text:p>
        </text:list-item>
        <text:list-item>
          <text:p text:style-name="P56">poster – capa do vídeo</text:p>
        </text:list-item>
        <text:list-item>
          <text:p text:style-name="P56">controls – controle de play, volume, etc.</text:p>
        </text:list-item>
        <text:list-item>
          <text:p text:style-name="P56">autoplay – tocar automaticament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Mono" svg:font-family="AndaleMono" style:font-family-generic="roman" style:font-pitch="variable"/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roman" style:font-pitch="variable"/>
    <style:font-face style:name="Verdana-Bold" svg:font-family="Verdana-Bold" style:font-family-generic="roman" style:font-pitch="variable"/>
    <style:font-face style:name="Verdana-Italic" svg:font-family="Verdana-Italic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9T15:10:58.045000000</meta:creation-date>
    <dc:date>2022-08-10T17:36:43.405000000</dc:date>
    <meta:editing-duration>PT2H8M58S</meta:editing-duration>
    <meta:editing-cycles>7</meta:editing-cycles>
    <meta:generator>LibreOffice/7.2.4.1$Windows_X86_64 LibreOffice_project/27d75539669ac387bb498e35313b970b7fe9c4f9</meta:generator>
    <meta:document-statistic meta:table-count="0" meta:image-count="0" meta:object-count="0" meta:page-count="7" meta:paragraph-count="179" meta:word-count="965" meta:character-count="6166" meta:non-whitespace-character-count="5278"/>
  </office:meta>
</office:document-meta>
</file>